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Courier New1" svg:font-family="'Courier New', Courier, monospace"/>
    <style:font-face style:name="Lucida Grande" svg:font-family="'Lucida Grande', arial, sans-serif"/>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variant="normal" fo:text-transform="none" fo:color="#333333" style:font-name="Courier New1" fo:font-size="10.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30%" fo:text-align="start" style:justify-single-word="false" fo:text-indent="0in" style:auto-text-indent="false"/>
      <style:text-properties fo:font-variant="normal" fo:text-transform="none" fo:color="#333333" style:font-name="Courier New1" fo:font-size="10.5pt" fo:letter-spacing="normal" fo:font-style="normal" fo:font-weight="normal" fo:padding="0in" fo:border="none"/>
    </style:style>
    <style:style style:name="P3" style:family="paragraph" style:parent-style-name="Preformatted_20_Text">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1" fo:font-size="10.5pt" fo:letter-spacing="normal" fo:font-style="normal" fo:font-weight="normal" officeooo:rsid="0014cd6a" officeooo:paragraph-rsid="0014cd6a" style:font-size-asian="10pt" style:font-size-complex="10pt"/>
    </style:style>
    <style:style style:name="P4" style:family="paragraph" style:parent-style-name="Preformatted_20_Text">
      <style:paragraph-properties fo:margin-left="0in" fo:margin-right="0in" fo:margin-top="0in" fo:margin-bottom="0in" style:contextual-spacing="false" fo:line-height="150%" fo:text-indent="0in" style:auto-text-indent="false" fo:padding="0in" fo:border="none"/>
      <style:text-properties fo:font-variant="normal" fo:text-transform="none" style:font-name="Courier New1" fo:font-size="10.5pt" fo:font-style="normal" fo:font-weight="normal" fo:padding="0in" fo:border="none"/>
    </style:style>
    <style:style style:name="P5" style:family="paragraph" style:parent-style-name="Preformatted_20_Text">
      <style:paragraph-properties fo:margin-top="0in" fo:margin-bottom="0in" style:contextual-spacing="false" fo:line-height="150%" fo:text-align="start" style:justify-single-word="false" fo:padding="0in" fo:border="none"/>
      <style:text-properties fo:font-variant="normal" fo:text-transform="none" fo:color="#333333" fo:letter-spacing="normal"/>
    </style:style>
    <style:style style:name="P6" style:family="paragraph" style:parent-style-name="Preformatted_20_Text">
      <style:paragraph-properties fo:margin-top="0in" fo:margin-bottom="0in" style:contextual-spacing="false" fo:line-height="150%" fo:text-align="start" style:justify-single-word="false" fo:padding="0in" fo:border="none"/>
      <style:text-properties fo:font-variant="normal" fo:text-transform="none" fo:color="#333333" style:font-name="Courier New1" fo:font-size="10.5pt" fo:letter-spacing="normal" fo:font-style="normal" fo:font-weight="normal"/>
    </style:style>
    <style:style style:name="P7" style:family="paragraph" style:parent-style-name="Preformatted_20_Text">
      <style:paragraph-properties fo:margin-top="0in" fo:margin-bottom="0in" style:contextual-spacing="false" fo:line-height="150%" fo:text-align="start" style:justify-single-word="false" fo:padding="0in" fo:border="none"/>
      <style:text-properties fo:font-variant="normal" fo:text-transform="none" fo:color="#333333" style:font-name="Courier New1" fo:font-size="10.5pt" fo:letter-spacing="normal" fo:font-style="normal" fo:font-weight="normal" officeooo:paragraph-rsid="0017265f"/>
    </style:style>
    <style:style style:name="P8" style:family="paragraph" style:parent-style-name="Preformatted_20_Text">
      <style:paragraph-properties fo:margin-top="0in" fo:margin-bottom="0in" style:contextual-spacing="false" fo:line-height="150%" fo:text-align="start" style:justify-single-word="false" fo:padding="0in" fo:border="none"/>
      <style:text-properties fo:font-variant="normal" fo:text-transform="none" fo:color="#008000" style:font-name="Courier New1" fo:font-size="10.5pt" fo:letter-spacing="normal" fo:font-style="normal" fo:font-weight="bold"/>
    </style:style>
    <style:style style:name="P9" style:family="paragraph" style:parent-style-name="Preformatted_20_Text">
      <style:paragraph-properties fo:margin-top="0in" fo:margin-bottom="0in" style:contextual-spacing="false" fo:line-height="150%" fo:text-align="start" style:justify-single-word="false" fo:padding="0in" fo:border="none"/>
    </style:style>
    <style:style style:name="P10" style:family="paragraph" style:parent-style-name="Heading_20_3">
      <style:text-properties fo:font-variant="normal" fo:text-transform="none" fo:color="#333333" style:font-name="Lucida Grande" fo:font-size="15.75pt" fo:letter-spacing="0.0102in" fo:font-style="normal" fo:font-weight="bold"/>
    </style:style>
    <style:style style:name="P11" style:family="paragraph" style:parent-style-name="Heading_20_3">
      <style:text-properties fo:font-variant="normal" fo:text-transform="none" fo:color="#333333" style:font-name="Lucida Grande" fo:font-size="15.75pt" fo:letter-spacing="0.0102in" fo:font-style="normal" fo:font-weight="bold" officeooo:rsid="0017265f" officeooo:paragraph-rsid="0017265f"/>
    </style:style>
    <style:style style:name="P12" style:family="paragraph" style:parent-style-name="Heading_20_3">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Lucida Grande" fo:font-size="15.75pt" fo:letter-spacing="0.0102in" fo:font-style="normal" fo:font-weight="bold" officeooo:rsid="0014cd6a" officeooo:paragraph-rsid="0014cd6a" style:font-size-asian="10pt" style:font-size-complex="10pt"/>
    </style:style>
    <style:style style:name="P13" style:family="paragraph" style:parent-style-name="Heading_20_2">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8pt" fo:letter-spacing="0.0102in" fo:font-style="normal" fo:font-weight="bold"/>
    </style:style>
    <style:style style:name="P14" style:family="paragraph" style:parent-style-name="Standard">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2pt" fo:letter-spacing="normal" fo:font-style="normal" fo:font-weight="normal"/>
    </style:style>
    <style:style style:name="P15" style:family="paragraph" style:parent-style-name="Standard">
      <style:paragraph-properties fo:margin-left="0in" fo:margin-right="0in" fo:margin-top="0in" fo:margin-bottom="0in" style:contextual-spacing="false" fo:line-height="130%" fo:text-align="start" style:justify-single-word="false" fo:text-indent="0in" style:auto-text-indent="false"/>
      <style:text-properties fo:font-variant="normal" fo:text-transform="none" fo:color="#333333" style:font-name="Lucida Grande" fo:font-size="12pt" fo:letter-spacing="normal" fo:font-style="normal" fo:font-weight="normal" fo:padding="0in" fo:border="none"/>
    </style:style>
    <style:style style:name="P16" style:family="paragraph" style:parent-style-name="Table_20_Contents">
      <style:text-properties fo:color="#333333" style:font-name="Consolas" fo:font-size="9pt"/>
    </style:style>
    <style:style style:name="P17" style:family="paragraph" style:parent-style-name="Table_20_Contents">
      <style:text-properties fo:color="#333333" style:font-name="Consolas" fo:font-size="9pt" officeooo:rsid="0014cd6a" officeooo:paragraph-rsid="0014cd6a"/>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274ea" officeooo:paragraph-rsid="00144ad5" style:font-size-asian="10pt" style:font-size-complex="10pt"/>
    </style:style>
    <style:style style:name="P20"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274ea" officeooo:paragraph-rsid="0014cd6a" style:font-size-asian="10pt" style:font-size-complex="10pt"/>
    </style:style>
    <style:style style:name="P21"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4cd6a" officeooo:paragraph-rsid="0014cd6a" style:font-size-asian="10pt" style:font-size-complex="10pt"/>
    </style:style>
    <style:style style:name="P22"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00" style:font-name="Courier New" fo:font-size="10pt" fo:letter-spacing="normal" fo:font-style="normal" fo:font-weight="normal" officeooo:rsid="001274ea" officeooo:paragraph-rsid="00144ad5" style:font-size-asian="10pt" style:font-size-complex="10pt"/>
    </style:style>
    <style:style style:name="P23" style:family="paragraph" style:parent-style-name="Text_20_body">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8pt" fo:letter-spacing="0.0102in" fo:font-style="normal" fo:font-weight="bold"/>
    </style:style>
    <style:style style:name="P24" style:family="paragraph" style:parent-style-name="Text_20_body">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2pt" fo:letter-spacing="normal" fo:font-style="normal" fo:font-weight="normal"/>
    </style:style>
    <style:style style:name="P25"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paragraph-rsid="001274ea" style:font-size-asian="10pt" style:font-size-complex="10pt"/>
    </style:style>
    <style:style style:name="P26" style:family="paragraph" style:parent-style-name="Text_20_body">
      <style:paragraph-properties fo:margin-left="0in" fo:margin-right="0in" fo:margin-top="0in" fo:margin-bottom="0in" style:contextual-spacing="false" fo:line-height="130%" fo:text-align="start" style:justify-single-word="false" fo:text-indent="0in" style:auto-text-indent="false"/>
      <style:text-properties fo:font-variant="normal" fo:text-transform="none" fo:color="#333333" style:font-name="Lucida Grande" fo:font-size="12pt" fo:letter-spacing="normal" fo:font-style="normal" fo:font-weight="normal" fo:padding="0in" fo:border="none"/>
    </style:style>
    <style:style style:name="P27"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Lucida Grande" fo:font-size="12pt" fo:letter-spacing="normal" fo:font-style="normal" fo:font-weight="normal" fo:padding="0in" fo:border="none"/>
    </style:style>
    <style:style style:name="P28" style:family="paragraph" style:parent-style-name="Text_20_body">
      <style:text-properties fo:font-variant="normal" fo:text-transform="none" fo:color="#333333" style:font-name="Lucida Grande" fo:font-size="12pt" fo:letter-spacing="normal" fo:font-style="normal" fo:font-weight="normal"/>
    </style:style>
    <style:style style:name="P29" style:family="paragraph" style:parent-style-name="Text_20_body">
      <style:text-properties fo:font-variant="normal" fo:text-transform="none" fo:color="#333333" style:font-name="Lucida Grande" fo:font-size="12pt" fo:letter-spacing="normal" fo:font-style="normal" fo:font-weight="normal" officeooo:rsid="0017265f" officeooo:paragraph-rsid="0017265f"/>
    </style:style>
    <style:style style:name="T1" style:family="text">
      <style:text-properties style:font-name="Lucida Grande" fo:font-size="12pt"/>
    </style:style>
    <style:style style:name="T2" style:family="text">
      <style:text-properties fo:font-variant="normal" fo:text-transform="none" fo:color="#333333" style:text-line-through-style="none" style:text-line-through-type="none" style:font-name="Lucida Grande" fo:font-size="18pt" fo:letter-spacing="0.0102in" fo:font-style="normal" style:text-underline-style="none" fo:font-weight="bold" style:text-blinking="false" fo:padding="0in" fo:border="none"/>
    </style:style>
    <style:style style:name="T3" style:family="text">
      <style:text-properties fo:font-variant="normal" fo:text-transform="none" fo:color="#333333" style:font-name="Lucida Grande" fo:font-size="12pt" fo:letter-spacing="normal" fo:font-style="normal" fo:font-weight="normal"/>
    </style:style>
    <style:style style:name="T4" style:family="text">
      <style:text-properties fo:font-variant="normal" fo:text-transform="none"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 style:family="text">
      <style:text-properties fo:font-size="12pt" fo:letter-spacing="normal"/>
    </style:style>
    <style:style style:name="T6" style:family="text">
      <style:text-properties fo:font-size="12pt" fo:letter-spacing="normal" fo:font-weight="normal"/>
    </style:style>
    <style:style style:name="T7" style:family="text">
      <style:text-properties fo:color="#a71d5d"/>
    </style:style>
    <style:style style:name="T8" style:family="text">
      <style:text-properties fo:color="#795da3"/>
    </style:style>
    <style:style style:name="T9" style:family="text">
      <style:text-properties fo:color="#0086b3"/>
    </style:style>
    <style:style style:name="T10" style:family="text">
      <style:text-properties fo:color="#1d3e81"/>
    </style:style>
    <style:style style:name="T11" style:family="text">
      <style:text-properties fo:color="#006699" style:text-line-through-style="none" style:text-line-through-type="none" style:font-name="Lucida Grande" fo:font-size="12pt" style:text-underline-style="none" style:text-blinking="false" fo:padding="0in" fo:border="none"/>
    </style:style>
    <style:style style:name="T12" style:family="text">
      <style:text-properties style:font-name="Courier New1"/>
    </style:style>
    <style:style style:name="T13" style:family="text">
      <style:text-properties style:font-name="Courier New1" fo:font-size="10.5pt" fo:font-style="normal" fo:font-weight="normal"/>
    </style:style>
    <style:style style:name="T14" style:family="text">
      <style:text-properties style:font-name="Courier New1" fo:font-size="12pt"/>
    </style:style>
    <style:style style:name="T15" style:family="text">
      <style:text-properties fo:color="#008000"/>
    </style:style>
    <style:style style:name="T16" style:family="text">
      <style:text-properties fo:color="#008000" fo:font-weight="bold"/>
    </style:style>
    <style:style style:name="T17" style:family="text">
      <style:text-properties fo:color="#008000" style:font-name="Courier New1" fo:font-size="10.5pt" fo:font-style="normal" fo:font-weight="bold"/>
    </style:style>
    <style:style style:name="T18" style:family="text">
      <style:text-properties fo:color="#880000"/>
    </style:style>
    <style:style style:name="T19" style:family="text">
      <style:text-properties fo:color="#408080" style:font-name="Courier New1" fo:font-size="10.5pt" fo:font-style="italic" fo:font-weight="normal"/>
    </style:style>
    <style:style style:name="T20" style:family="text">
      <style:text-properties fo:color="#408080" fo:font-style="italic"/>
    </style:style>
    <style:style style:name="T21" style:family="text">
      <style:text-properties fo:color="#666666"/>
    </style:style>
    <style:style style:name="T22" style:family="text">
      <style:text-properties fo:color="#666666" style:font-name="Courier New1" fo:font-size="10.5pt" fo:font-style="normal" fo:font-weight="normal"/>
    </style:style>
    <style:style style:name="T23" style:family="text">
      <style:text-properties fo:color="#19177c"/>
    </style:style>
    <style:style style:name="T24" style:family="text">
      <style:text-properties fo:color="#19177c" style:font-name="Courier New1" fo:font-size="10.5pt" fo:font-style="normal" fo:font-weight="normal"/>
    </style:style>
    <style:style style:name="T25" style:family="text">
      <style:text-properties officeooo:rsid="001726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www.theerlangelist.com/2014/01/why-elixir.html"><text:span text:style-name="T2">WHY ELIXIR?</text:span></text:a></text:h>
      <text:p text:style-name="P14">The problem I have with Erlang is that the language is somehow too simple, making it very hard to eliminate some frequent cases of boilerplate and structural duplication. Consequently, the resulting code gets a bit messy, being harder to write, analyze, and modify. After coding in Erlang for some time, I thought that functional programming is inferior to OO, when it comes to efficient code organization.</text:p>
      <text:p text:style-name="P14"/>
      <text:h text:style-name="P13" text:outline-level="2">What Elixir is (not)</text:h>
      <text:p text:style-name="P23"><text:span text:style-name="T5">Elixir is not Ruby for Erlang</text:span><text:span text:style-name="T6">. It is also not CoffeeScript, Clojure, C++ or something else for Erlang. Relationship between Elixir and Erlang is unique, with Elixir being often semantically very close to Erlang, but extending the original concept further by borrowing approaches from various other languages.</text:span></text:p>
      <text:p text:style-name="P24">So what is Elixir? To me, it is an Erlang-esque language with improved code organization capabilities.</text:p>
      <text:p text:style-name="P25"/>
      <text:p text:style-name="P25"><text:span text:style-name="T1">Ability to organize the code and to flush out duplication and boilerplate is in my opinion an important role of every programming language. If developers have to constantly duplicate some code structure without being able to eliminate this duplication reasonably easy, then the language doesn't succeed when it comes to code organization. It is in this department where Elixir improves on Erlang, by providing additional tools to organize the code, making developers more efficient in writing production-ready, maintainable code.</text:span></text:p>
      <text:p text:style-name="P25"/>
      <text:p text:style-name="P19">-<text:span text:style-name="T7">module</text:span>(<text:span text:style-name="T8">an_actor</text:span>).</text:p>
      <text:p text:style-name="P19">-<text:span text:style-name="T7">behaviour</text:span>(<text:span text:style-name="T8">gen_server</text:span>).</text:p>
      <text:p text:style-name="P19">-<text:span text:style-name="T7">export</text:span>([</text:p>
      <text:p text:style-name="P19"><text:tab/><text:span text:style-name="T8">start_link</text:span>/<text:span text:style-name="T9">0</text:span>, <text:span text:style-name="T8">sum</text:span>/<text:span text:style-name="T9">3</text:span>,</text:p>
      <text:p text:style-name="P19"><text:tab/><text:span text:style-name="T8">init</text:span>/<text:span text:style-name="T9">1</text:span>, <text:span text:style-name="T8">handle_call</text:span>/<text:span text:style-name="T9">3</text:span>, <text:span text:style-name="T8">handle_cast</text:span>/<text:span text:style-name="T9">2</text:span>, <text:span text:style-name="T8">handle_info</text:span>/<text:span text:style-name="T9">2</text:span>, <text:span text:style-name="T8">terminate</text:span>/<text:span text:style-name="T9">2</text:span>, <text:span text:style-name="T8">code_change</text:span>/<text:span text:style-name="T9">3</text:span></text:p>
      <text:p text:style-name="P22">]).</text:p>
      <text:p text:style-name="P22"/>
      <text:p text:style-name="P20"><text:span text:style-name="T8">start_link</text:span>() <text:span text:style-name="T7">-&gt;</text:span> <text:span text:style-name="T8">gen_server</text:span>:<text:span text:style-name="T8">start_link</text:span>(<text:span text:style-name="T7">?</text:span><text:span text:style-name="T8">MODULE</text:span>, [], []).</text:p>
      <text:p text:style-name="P20"/>
      <text:p text:style-name="P20"><text:span text:style-name="T8">init</text:span>(<text:span text:style-name="T10">_</text:span>) <text:span text:style-name="T7">-&gt;</text:span> {<text:span text:style-name="T9">ok</text:span>, <text:span text:style-name="T9">undefined</text:span>}.</text:p>
      <text:p text:style-name="P20"/>
      <text:p text:style-name="P20"><text:span text:style-name="T8">handle_call</text:span>(_Request, _From, State) <text:span text:style-name="T7">-&gt;</text:span> {<text:span text:style-name="T9">reply</text:span>, <text:span text:style-name="T9">error</text:span>, State}.</text:p>
      <text:p text:style-name="P21"><text:span text:style-name="T8">handle_cast</text:span>(_Msg, State) <text:span text:style-name="T7">-&gt;</text:span> {<text:span text:style-name="T9">noreply</text:span>, State}.</text:p>
      <text:p text:style-name="P21"><text:span text:style-name="T8">handle_info</text:span>(_Info, State) <text:span text:style-name="T7">-&gt;</text:span> {<text:span text:style-name="T9">noreply</text:span>, State}.</text:p>
      <text:p text:style-name="P21"><text:span text:style-name="T8">terminate</text:span>(_Reason, _State) <text:span text:style-name="T7">-&gt;</text:span> <text:span text:style-name="T9">ok</text:span>.</text:p>
      <text:p text:style-name="P21"><text:span text:style-name="T8">code_change</text:span>(_OldVsn, State, _Extra) <text:span text:style-name="T7">-&gt;</text:span> {<text:span text:style-name="T9">ok</text:span>, State}.</text:p>
      <text:p text:style-name="P21"/>
      <text:h text:style-name="P12" text:outline-level="3"><text:soft-page-break/>Metaprogramming</text:h>
      <text:p text:style-name="P26">Metaprogramming in Elixir comes in a couple of flavors, but the essence is the same. It allows us to devise elegant and concise constructs that seems as if they're integral part of the language. These constructs are in compile-time then transformed into a proper code.<text:line-break/><text:line-break/>On a more specific level, metaprogramming helps us remove structural duplication - a situation where two pieces of code share the same abstract pattern, but differ in various details. For example, a following snippet presents a sketch of a module that models a <text:span text:style-name="T12">User </text:span>record:</text:p>
      <text:p text:style-name="P26"/>
      <text:p text:style-name="P2"><text:span text:style-name="T16">defmodule</text:span> <text:span text:style-name="T18">User</text:span> <text:span text:style-name="T16">do</text:span></text:p>
      <text:p text:style-name="P5"><text:span text:style-name="T15"><text:s text:c="2"/></text:span><text:span text:style-name="T19">#initializer</text:span></text:p>
      <text:p text:style-name="P5"><text:s text:c="2"/><text:span text:style-name="T17">def</text:span><text:span text:style-name="T13"> new(data) </text:span><text:span text:style-name="T17">do </text:span><text:span text:style-name="T22">...</text:span><text:span text:style-name="T13"> </text:span><text:span text:style-name="T17">end</text:span></text:p>
      <text:p text:style-name="P9"/>
      <text:p text:style-name="P5"><text:s text:c="2"/><text:span text:style-name="T19"># getters</text:span></text:p>
      <text:p text:style-name="P5"><text:s text:c="2"/><text:span text:style-name="T17">def</text:span><text:span text:style-name="T13"> name(user) </text:span><text:span text:style-name="T17">do </text:span><text:span text:style-name="T22">...</text:span><text:span text:style-name="T13"> </text:span><text:span text:style-name="T17">end</text:span></text:p>
      <text:p text:style-name="P5"><text:s text:c="2"/><text:span text:style-name="T17">def</text:span><text:span text:style-name="T13"> age(user) </text:span><text:span text:style-name="T17">do </text:span><text:span text:style-name="T22">...</text:span><text:span text:style-name="T13"> </text:span><text:span text:style-name="T17">end</text:span></text:p>
      <text:p text:style-name="P9"/>
      <text:p text:style-name="P5"><text:s text:c="2"/><text:span text:style-name="T19"># setters</text:span></text:p>
      <text:p text:style-name="P5"><text:s text:c="2"/><text:span text:style-name="T17">def</text:span><text:span text:style-name="T13"> name(value, user) </text:span><text:span text:style-name="T17">do </text:span><text:span text:style-name="T22">...</text:span><text:span text:style-name="T13"> </text:span><text:span text:style-name="T17">end</text:span></text:p>
      <text:p text:style-name="P5"><text:s text:c="2"/><text:span text:style-name="T17">def</text:span><text:span text:style-name="T13"> age(value, user) </text:span><text:span text:style-name="T17">do </text:span><text:span text:style-name="T22">...</text:span><text:span text:style-name="T13"> </text:span><text:span text:style-name="T17">end</text:span></text:p>
      <text:p text:style-name="P8">end</text:p>
      <text:p text:style-name="P26"/>
      <text:p text:style-name="P15">Some other type of record will follow this pattern, but with different fields. Instead of constantly repeating this pattern, we can use Elixir <text:span text:style-name="T12">defrecord </text:span>macro:</text:p>
      <text:p text:style-name="P3"><text:span text:style-name="T16">defrecord</text:span> <text:span text:style-name="T18">User</text:span>, <text:span text:style-name="T23">name:</text:span> <text:span text:style-name="T18">nil</text:span>, <text:span text:style-name="T23">age:</text:span> <text:span text:style-name="T21">0</text:span></text:p>
      <text:p text:style-name="P21"/>
      <text:p text:style-name="P21"><text:span text:style-name="T1">Owing to macros, most of Elixir, is actually implemented in Elixir, including constructs such as </text:span><text:span text:style-name="T14">if</text:span><text:span text:style-name="T1">,</text:span><text:span text:style-name="T14">unless</text:span><text:span text:style-name="T1">, or unit testing support.</text:span></text:p>
      <text:p text:style-name="P21"/>
      <text:h text:style-name="P12" text:outline-level="3">Pipeline operator</text:h>
      <text:p text:style-name="Text_20_body"><text:line-break/><text:span text:style-name="T3">Let me first describe the problem it solves. In Erlang, there is no pipeline operator, and furthermore we can't reassign variables. Therefore, typical Erlang code will often follow this pattern:</text:span></text:p>
      <text:p text:style-name="P1"><text:span text:style-name="T23">State1</text:span> <text:span text:style-name="T21">=</text:span> trans_1(<text:span text:style-name="T23">State</text:span>),</text:p>
      <text:p text:style-name="P6"><text:span text:style-name="T23">State2</text:span> <text:span text:style-name="T21">=</text:span> trans_2(<text:span text:style-name="T23">State1</text:span>),</text:p>
      <text:p text:style-name="P6"><text:span text:style-name="T23">State3</text:span> <text:span text:style-name="T21">=</text:span> trans_3(<text:span text:style-name="T23">State2</text:span>),</text:p>
      <text:p text:style-name="P6">...</text:p>
      <text:p text:style-name="P1"><text:soft-page-break/>trans_3(</text:p>
      <text:p text:style-name="P5"><text:s text:c="2"/><text:span text:style-name="T13">trans_2(</text:span></text:p>
      <text:p text:style-name="P5"><text:s text:c="4"/><text:span text:style-name="T13">trans_1(</text:span><text:span text:style-name="T24">State</text:span><text:span text:style-name="T13">)</text:span></text:p>
      <text:p text:style-name="P5"><text:s text:c="2"/><text:span text:style-name="T13">)</text:span></text:p>
      <text:p text:style-name="P6">)</text:p>
      <text:p text:style-name="P1">state</text:p>
      <text:p text:style-name="P6"><text:span text:style-name="T21">|&gt;</text:span> trans_1</text:p>
      <text:p text:style-name="P6"><text:span text:style-name="T21">|&gt;</text:span> trans_2</text:p>
      <text:p text:style-name="P6"><text:span text:style-name="T21">|&gt;</text:span> trans_3</text:p>
      <text:p text:style-name="P1"/>
      <text:p text:style-name="P1">list </text:p>
      <text:p text:style-name="P6"><text:span text:style-name="T21">|&gt;</text:span> <text:span text:style-name="T18">Enum</text:span><text:span text:style-name="T21">.</text:span>filter(&amp;(<text:span text:style-name="T23">&amp;1</text:span> <text:span text:style-name="T21">&gt;</text:span> <text:span text:style-name="T21">0</text:span>)) <text:s text:c="6"/><text:span text:style-name="T20"># take positive numbers</text:span></text:p>
      <text:p text:style-name="P6"><text:span text:style-name="T21">|&gt;</text:span> <text:span text:style-name="T18">Enum</text:span><text:span text:style-name="T21">.</text:span>map(&amp;(<text:span text:style-name="T23">&amp;1</text:span> <text:span text:style-name="T21">*</text:span> <text:span text:style-name="T23">&amp;1</text:span>)) <text:s text:c="8"/><text:span text:style-name="T20"># square each one</text:span></text:p>
      <text:p text:style-name="P6"><text:span text:style-name="T21">|&gt;</text:span> <text:span text:style-name="T18">Enum</text:span><text:span text:style-name="T21">.</text:span>reduce(<text:span text:style-name="T21">0</text:span>, &amp;(<text:span text:style-name="T23">&amp;1</text:span> <text:span text:style-name="T21">+</text:span> <text:span text:style-name="T23">&amp;2</text:span>)) <text:s text:c="2"/><text:span text:style-name="T20"># calculate sum</text:span></text:p>
      <text:p text:style-name="Text_20_body"/>
      <text:h text:style-name="P10" text:outline-level="3">Polymorphism via protocols</text:h>
      <text:p text:style-name="P28">Protocols allow developers to create a generic logic that can be used with any type of data, assuming that some contract is implemented for the given data</text:p>
      <text:p text:style-name="P1"><text:span text:style-name="T18">Enum</text:span><text:span text:style-name="T21">.</text:span>each(enumerable, <text:span text:style-name="T16">fn</text:span> <text:span text:style-name="T21">-&gt;</text:span> <text:span text:style-name="T21">...</text:span> <text:span text:style-name="T16">end</text:span>)</text:p>
      <text:p text:style-name="P1"/>
      <text:p text:style-name="P28"><text:span text:style-name="T12">Enum.each </text:span>works with different types such as lists, or key-value dictionaries, and of course we can add support for our own types by implementing corresponding protocol. This is resemblant of OO interfaces, with an additional twist that it's possible to implement a protocol for a type, even if you don't own the type's source code.</text:p>
      <text:p text:style-name="P28">A stream makes it possible to compose various enumerable transformations, and then generate the result only when needed, by feeding the stream to some function from the <text:span text:style-name="T12">Enum </text:span>module. </text:p>
      <text:p text:style-name="P1">list </text:p>
      <text:p text:style-name="P6"><text:span text:style-name="T21">|&gt;</text:span> <text:span text:style-name="T18">Stream</text:span><text:span text:style-name="T21">.</text:span>filter(&amp;(<text:span text:style-name="T23">&amp;1</text:span> <text:span text:style-name="T21">&gt;</text:span> <text:span text:style-name="T21">0</text:span>))</text:p>
      <text:p text:style-name="P6"><text:span text:style-name="T21">|&gt;</text:span> <text:span text:style-name="T18">Stream</text:span><text:span text:style-name="T21">.</text:span>map(&amp;(<text:span text:style-name="T23">&amp;1</text:span> <text:span text:style-name="T21">*</text:span> <text:span text:style-name="T23">&amp;1</text:span>))</text:p>
      <text:p text:style-name="P7"><text:span text:style-name="T21">|&gt;</text:span> <text:span text:style-name="T18">Enum</text:span><text:span text:style-name="T21">.</text:span>reduce(<text:span text:style-name="T21">0</text:span>, &amp;(<text:span text:style-name="T23">&amp;1</text:span> <text:span text:style-name="T21">+</text:span> <text:span text:style-name="T23">&amp;2</text:span>)) <text:s text:c="2"/><text:span text:style-name="T20"># Entire iteration happens here in a single pass</text:span></text:p>
      <text:p text:style-name="P28"/>
      <text:h text:style-name="P10" text:outline-level="3">The mix tool</text:h>
      <text:p text:style-name="P28">The final important piece of puzzle is the tool called <text:span text:style-name="T12">mix </text:span>that helps us create and build projects, and manage their dependencies. The tool does its job in a simple and easy way. With a single command line you can create an OTP application skeleton, that consists of only 7 files</text:p>
      <text:h text:style-name="P11" text:outline-level="3"><text:soft-page-break/>Other goodies</text:h>
      <text:p text:style-name="P27">The list doesn't stop here, and there are many other enhancements Elixir provides, such as support for variable rebinding, optional parentheses, implicit statement endings, nullability, short circuits operators,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Courier New1" svg:font-family="'Courier New', Courier, monospace"/>
    <style:font-face style:name="Lucida Grande" svg:font-family="'Lucida Grande', arial, sans-serif"/>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atka </meta:initial-creator>
    <meta:creation-date>2015-01-11T12:10:48.605800613</meta:creation-date>
    <meta:generator>LibreOffice/4.2.7.2$Linux_X86_64 LibreOffice_project/420m0$Build-2</meta:generator>
    <dc:date>2015-01-11T12:54:36.632602414</dc:date>
    <dc:creator>beatka </dc:creator>
    <meta:editing-duration>PT36M12S</meta:editing-duration>
    <meta:editing-cycles>7</meta:editing-cycles>
    <meta:document-statistic meta:table-count="0" meta:image-count="0" meta:object-count="0" meta:page-count="4" meta:paragraph-count="66" meta:word-count="746" meta:character-count="4838" meta:non-whitespace-character-count="4109"/>
  </office:meta>
</office:document-meta>
</file>